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sans-serif" fo:font-size="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rci pour votre email. J’ai bien pris note que le code YBVB-9Q9B-HHCN-84RY-CZLW a permis l’activation de LabVIEW 8.0. Avec le code K6K3-KLJQ-PWFK-JSHN-2DBC (basé sur le même computer ID : 5CFG-8FBB-ZWKN-35N7) que je vous ai transmis par email, vous devriez pouvoir activer LabVIEW 8.2.<text:line-break/><text:line-break/>Je ne comprends toujours pas pourquoi le computer ID généré à partir de l’adresse MAC de votre carte ethernet principale ne permet pas d’obtenir des codes d’activations corrects. Pourriez-vous s’il vous plaît, vérifier l’adresse MAC que vous m’avez donné : 02-22-B0-75-15-18? Pour cela, lancez l’invite de commande windows, taper « ipconfig/all » et vérifier la ligne correspondant à « Physical Address ».<text:line-break/><text:line-break/>En revanche, il existe une solution alternative à votre problème : l’activation (ou réactivation) silencieuse de LabVIEW (voir la section « Automatiser l’activation » dans l’aide du licence manager). Dans C:\Program Files\National Instruments\Shared\License Manager\Bin, vous trouverez l’application nilmUtil.exe qui permet de lancer le gestionnaire de licence. Si vous n’avez pas le répertoire correspondant sur votre machine windows XP, lancer une recherche depuis l’outil de recherche windows pour trouver l’emplacement de « nilmUtil.exe ».<text:line-break/>Il est possible d’exécuter cette application « silencieusement », i.e ., sans lancer l’interface graphique du gestionnaire de licence. Pour cela il faut lancer l’application en ligne de commande et utiliser l’option « -s » en suivant la syntaxe suivante : nilmUtil.exe -s -activate "nomdepackage" -serialnumber "numérodesérie" [-firstname "prénom"] [-lastname "nom"] [-organizationname "nomdesociété"]. Avec les bons paramètres, cela donnerait dans votre cas : nilmUtil.exe -s -activate « ???_PKG ???" -serialnumber " M62X93295" -firstname "Régis" -lastname "Leruste" -organizationname "REGIS LERUSTE". Vous trouverez le nom du package ???_PKG ??? dans votre fichier licence situé dans \Program Files\National Instruments\Shared\License Manager\Licenses (sous Windows XP). Ouvrez le fichier licence dans un éditeur de texte et recherchez la ligne PACKAGE. Copiez le texte qui inclut la mention _PKG et le numéro de version qui suit nilm sur la ligne PACKAGE. La chaine finale devrait ressembler à « LabVIEW_PDS_PKG 8.2000 ». Notez que le computer ID ne figure pas dans les paramètres, il est automatiquement transmis. Vous n’avez donc pas à vous souciez de l’état de celui-ci quand vous exécutez cette commande.<text:line-break/><text:line-break/>Pour tester si cela fonctionne, vous devrez :<text:line-break/>1) être dans une situation où votre LabVIEW doit être réactivé (désactivez manuellement votre LabVIEW si ce n’est pas le cas) ;<text:line-break/>2) connecter votre ordinateur à internet.<text:line-break/><text:line-break/>Si cela fonctionne, automatiser la procédure dans un script .bat. A chaque fois que votre problème d’activation survient, vous n’aurez alors qu’à double cliquer sur votre fichier.bat et tout sera réglé. Dans votre fichier .bat, il n’y aura que 2 lignes à entrer :<text:line-break/>1) cd ‘’C:\Program Files\National Instruments\Shared\License Manager\Bin’’ ou le répertoire déterminé plus haut.<text:line-break/>2) nilmUtil.exe -s -activate « ???_PKG ???" -serialnumber " M62X93295"…<text:line-break/><text:line-break/>En espérant que cela fournira une solution définitive à votre problématique, n’hésitez pas à me contacter pour me tenir au courant de votre situation. Nous gardons votre dossier ouvert jusqu’à votre retour. Sans réponse de votre part d’ici le 21 mars, nous devrons fermer votre dossier.<text:line-break/><text:line-break/>Cordialement,<text:line-break/><text:line-break/>Pierre-Emmanuel BELLES<text:line-break/>National Instruments France | Application Engineering Group | Tel: +33 1 57 66 24 2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0T10:37:04.780855825</meta:creation-date>
    <dc:date>2015-03-20T10:38:07.215439326</dc:date>
    <meta:editing-duration>P0D</meta:editing-duration>
    <meta:editing-cycles>1</meta:editing-cycles>
    <meta:document-statistic meta:table-count="0" meta:image-count="0" meta:object-count="0" meta:page-count="1" meta:paragraph-count="1" meta:word-count="519" meta:character-count="3540" meta:non-whitespace-character-count="3004"/>
    <meta:generator>LibreOffice/4.2.7.2$Linux_X86_64 LibreOffice_project/420m0$Build-2</meta:generator>
  </office:meta>
</office:document-meta>
</file>